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fo:break-before="page" table:align="margins"/>
    </style:style>
    <style:style style:name="Table1.A" style:family="table-column">
      <style:table-column-properties style:column-width="1.316in" style:rel-column-width="12453*"/>
    </style:style>
    <style:style style:name="Table1.B" style:family="table-column">
      <style:table-column-properties style:column-width="5.609in" style:rel-column-width="5308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2833in" style:rel-column-width="21609*"/>
    </style:style>
    <style:style style:name="Table2.B" style:family="table-column">
      <style:table-column-properties style:column-width="0.8556in" style:rel-column-width="8097*"/>
    </style:style>
    <style:style style:name="Table2.C" style:family="table-column">
      <style:table-column-properties style:column-width="3.7861in" style:rel-column-width="3582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4965in" style:rel-column-width="14162*"/>
    </style:style>
    <style:style style:name="Table3.B" style:family="table-column">
      <style:table-column-properties style:column-width="1.1264in" style:rel-column-width="10659*"/>
    </style:style>
    <style:style style:name="Table3.C" style:family="table-column">
      <style:table-column-properties style:column-width="4.3021in" style:rel-column-width="4071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8146in" style:rel-column-width="7708*"/>
    </style:style>
    <style:style style:name="Table4.B" style:family="table-column">
      <style:table-column-properties style:column-width="0.9944in" style:rel-column-width="9410*"/>
    </style:style>
    <style:style style:name="Table4.C" style:family="table-column">
      <style:table-column-properties style:column-width="5.116in" style:rel-column-width="4841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Verdana" fo:font-size="10pt" officeooo:rsid="001ad859" officeooo:paragraph-rsid="001ad859" style:font-size-asian="10pt" style:font-size-complex="10pt"/>
    </style:style>
    <style:style style:name="P2" style:family="paragraph" style:parent-style-name="Standard">
      <style:text-properties style:font-name="Verdana" fo:font-size="10pt" officeooo:rsid="001ad859" officeooo:paragraph-rsid="001bf978" style:font-size-asian="10pt" style:font-size-complex="10pt"/>
    </style:style>
    <style:style style:name="P3" style:family="paragraph" style:parent-style-name="Standard">
      <style:text-properties style:font-name="Verdana" fo:font-size="10pt" officeooo:rsid="001ad859" officeooo:paragraph-rsid="003bea14" style:font-size-asian="10pt" style:font-size-complex="10pt"/>
    </style:style>
    <style:style style:name="P4" style:family="paragraph" style:parent-style-name="Standard">
      <style:text-properties style:font-name="Verdana" fo:font-size="10pt" officeooo:rsid="001bf978" officeooo:paragraph-rsid="001bf978" style:font-size-asian="10pt" style:font-size-complex="10pt"/>
    </style:style>
    <style:style style:name="P5" style:family="paragraph" style:parent-style-name="Standard">
      <style:text-properties style:font-name="Verdana" fo:font-size="10pt" officeooo:rsid="001dc7f3" officeooo:paragraph-rsid="001dc7f3" style:font-size-asian="10pt" style:font-size-complex="10pt"/>
    </style:style>
    <style:style style:name="P6" style:family="paragraph" style:parent-style-name="Standard">
      <style:text-properties style:font-name="Verdana" fo:font-size="10pt" officeooo:rsid="00392aab" officeooo:paragraph-rsid="00392aab" style:font-size-asian="10pt" style:font-size-complex="10pt"/>
    </style:style>
    <style:style style:name="P7" style:family="paragraph" style:parent-style-name="Standard">
      <style:text-properties style:font-name="Verdana" fo:font-size="10pt" officeooo:rsid="003bea14" officeooo:paragraph-rsid="003bea14" style:font-size-asian="10pt" style:font-size-complex="10pt"/>
    </style:style>
    <style:style style:name="P8" style:family="paragraph" style:parent-style-name="Standard">
      <style:text-properties style:font-name="Verdana" fo:font-size="10pt" fo:font-weight="bold" officeooo:rsid="001ad859" officeooo:paragraph-rsid="001ad859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Verdana" fo:font-size="10pt" fo:font-weight="bold" officeooo:rsid="001bf978" officeooo:paragraph-rsid="001bf978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Verdana" fo:font-size="10pt" fo:font-weight="bold" officeooo:rsid="001dc7f3" officeooo:paragraph-rsid="001dc7f3" style:font-size-asian="10pt" style:font-weight-asian="bold" style:font-size-complex="10pt" style:font-weight-complex="bold"/>
    </style:style>
    <style:style style:name="P11" style:family="paragraph" style:parent-style-name="Standard">
      <style:text-properties officeooo:rsid="001fb19f" officeooo:paragraph-rsid="001fb19f"/>
    </style:style>
    <style:style style:name="P12" style:family="paragraph" style:parent-style-name="Text_20_body">
      <style:text-properties officeooo:rsid="001f0442" officeooo:paragraph-rsid="001f0442"/>
    </style:style>
    <style:style style:name="P13" style:family="paragraph" style:parent-style-name="Text_20_body">
      <style:text-properties officeooo:rsid="001f220a" officeooo:paragraph-rsid="001f220a"/>
    </style:style>
    <style:style style:name="P14" style:family="paragraph" style:parent-style-name="Text_20_body">
      <style:text-properties officeooo:rsid="001fb19f" officeooo:paragraph-rsid="001fb19f"/>
    </style:style>
    <style:style style:name="P15" style:family="paragraph" style:parent-style-name="Text_20_body">
      <style:text-properties officeooo:rsid="001fb19f" officeooo:paragraph-rsid="0023e3d5"/>
    </style:style>
    <style:style style:name="P16" style:family="paragraph" style:parent-style-name="Text_20_body">
      <style:text-properties officeooo:rsid="001fb19f" officeooo:paragraph-rsid="0026ab76"/>
    </style:style>
    <style:style style:name="P17" style:family="paragraph" style:parent-style-name="Text_20_body">
      <style:text-properties officeooo:rsid="001fb19f" officeooo:paragraph-rsid="003ed3dd"/>
    </style:style>
    <style:style style:name="P18" style:family="paragraph" style:parent-style-name="Text_20_body">
      <style:text-properties officeooo:rsid="002064cf" officeooo:paragraph-rsid="002064cf"/>
    </style:style>
    <style:style style:name="P19" style:family="paragraph" style:parent-style-name="Text_20_body">
      <style:text-properties officeooo:rsid="00221717" officeooo:paragraph-rsid="00221717"/>
    </style:style>
    <style:style style:name="P20" style:family="paragraph" style:parent-style-name="Text_20_body">
      <style:text-properties officeooo:rsid="0023e3d5" officeooo:paragraph-rsid="0023e3d5"/>
    </style:style>
    <style:style style:name="P21" style:family="paragraph" style:parent-style-name="Text_20_body">
      <style:text-properties officeooo:rsid="0024e306" officeooo:paragraph-rsid="0024e306"/>
    </style:style>
    <style:style style:name="P22" style:family="paragraph" style:parent-style-name="Text_20_body">
      <style:text-properties officeooo:rsid="00255fb3" officeooo:paragraph-rsid="00255fb3"/>
    </style:style>
    <style:style style:name="P23" style:family="paragraph" style:parent-style-name="Text_20_body">
      <style:text-properties style:font-name="Verdana" fo:font-size="10pt" officeooo:rsid="001f0442" officeooo:paragraph-rsid="001f220a" style:font-size-asian="10pt" style:font-size-complex="10pt"/>
    </style:style>
    <style:style style:name="P24" style:family="paragraph" style:parent-style-name="Text_20_body">
      <style:text-properties style:font-name="Verdana" fo:font-size="10pt" officeooo:rsid="001f220a" officeooo:paragraph-rsid="0023e3d5" style:font-size-asian="10pt" style:font-size-complex="10pt"/>
    </style:style>
    <style:style style:name="P25" style:family="paragraph" style:parent-style-name="Text_20_body">
      <style:text-properties officeooo:rsid="002d337a" officeooo:paragraph-rsid="002d337a"/>
    </style:style>
    <style:style style:name="P26" style:family="paragraph" style:parent-style-name="Text_20_body">
      <style:text-properties officeooo:rsid="002e89a1" officeooo:paragraph-rsid="002e89a1"/>
    </style:style>
    <style:style style:name="P27" style:family="paragraph" style:parent-style-name="Text_20_body">
      <style:text-properties officeooo:rsid="003c6a71" officeooo:paragraph-rsid="003c6a71"/>
    </style:style>
    <style:style style:name="P28" style:family="paragraph" style:parent-style-name="Text_20_body">
      <style:text-properties officeooo:rsid="003eecb5" officeooo:paragraph-rsid="003eecb5"/>
    </style:style>
    <style:style style:name="P29" style:family="paragraph" style:parent-style-name="Table_20_Contents">
      <style:text-properties officeooo:rsid="002a177b" officeooo:paragraph-rsid="002a177b"/>
    </style:style>
    <style:style style:name="P30" style:family="paragraph" style:parent-style-name="Table_20_Contents">
      <style:text-properties officeooo:rsid="002b8ea9" officeooo:paragraph-rsid="002b8ea9"/>
    </style:style>
    <style:style style:name="P31" style:family="paragraph" style:parent-style-name="Table_20_Contents">
      <style:text-properties officeooo:rsid="002fb697" officeooo:paragraph-rsid="002fb697"/>
    </style:style>
    <style:style style:name="P32" style:family="paragraph" style:parent-style-name="Table_20_Contents">
      <style:text-properties officeooo:rsid="0032b292" officeooo:paragraph-rsid="0032b292"/>
    </style:style>
    <style:style style:name="P33" style:family="paragraph" style:parent-style-name="Table_20_Contents">
      <style:text-properties officeooo:rsid="003796ba" officeooo:paragraph-rsid="003796ba"/>
    </style:style>
    <style:style style:name="P34" style:family="paragraph" style:parent-style-name="Footnote">
      <style:text-properties officeooo:rsid="0040c6f9" officeooo:paragraph-rsid="0040c6f9"/>
    </style:style>
    <style:style style:name="P35" style:family="paragraph" style:parent-style-name="Text_20_body">
      <style:text-properties officeooo:rsid="001fb19f" officeooo:paragraph-rsid="001fb19f"/>
    </style:style>
    <style:style style:name="P36" style:family="paragraph" style:parent-style-name="Text_20_body">
      <style:text-properties officeooo:rsid="00418f40" officeooo:paragraph-rsid="00418f40"/>
    </style:style>
    <style:style style:name="T1" style:family="text">
      <style:text-properties style:font-name="Verdana" fo:font-size="10pt" style:font-size-asian="10pt" style:font-size-complex="10pt"/>
    </style:style>
    <style:style style:name="T2" style:family="text">
      <style:text-properties officeooo:rsid="001bf978"/>
    </style:style>
    <style:style style:name="T3" style:family="text">
      <style:text-properties officeooo:rsid="001dc7f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f220a"/>
    </style:style>
    <style:style style:name="T6" style:family="text">
      <style:text-properties officeooo:rsid="002064cf"/>
    </style:style>
    <style:style style:name="T7" style:family="text">
      <style:text-properties officeooo:rsid="00221717"/>
    </style:style>
    <style:style style:name="T8" style:family="text">
      <style:text-properties officeooo:rsid="0023e3d5"/>
    </style:style>
    <style:style style:name="T9" style:family="text">
      <style:text-properties officeooo:rsid="00255fb3"/>
    </style:style>
    <style:style style:name="T10" style:family="text">
      <style:text-properties officeooo:rsid="00257c04"/>
    </style:style>
    <style:style style:name="T11" style:family="text">
      <style:text-properties officeooo:rsid="0026ab76"/>
    </style:style>
    <style:style style:name="T12" style:family="text">
      <style:text-properties officeooo:rsid="002a177b"/>
    </style:style>
    <style:style style:name="T13" style:family="text">
      <style:text-properties officeooo:rsid="002b8ea9"/>
    </style:style>
    <style:style style:name="T14" style:family="text">
      <style:text-properties officeooo:rsid="002fb697"/>
    </style:style>
    <style:style style:name="T15" style:family="text">
      <style:text-properties officeooo:rsid="00314bbb"/>
    </style:style>
    <style:style style:name="T16" style:family="text">
      <style:text-properties officeooo:rsid="0032b292"/>
    </style:style>
    <style:style style:name="T17" style:family="text">
      <style:text-properties officeooo:rsid="0034a892"/>
    </style:style>
    <style:style style:name="T18" style:family="text">
      <style:text-properties officeooo:rsid="00369fab"/>
    </style:style>
    <style:style style:name="T19" style:family="text">
      <style:text-properties officeooo:rsid="003796ba"/>
    </style:style>
    <style:style style:name="T20" style:family="text">
      <style:text-properties officeooo:rsid="00392aab"/>
    </style:style>
    <style:style style:name="T21" style:family="text">
      <style:text-properties officeooo:rsid="003aa9eb"/>
    </style:style>
    <style:style style:name="T22" style:family="text">
      <style:text-properties officeooo:rsid="003ac982"/>
    </style:style>
    <style:style style:name="T23" style:family="text">
      <style:text-properties officeooo:rsid="003bea14"/>
    </style:style>
    <style:style style:name="T24" style:family="text">
      <style:text-properties officeooo:rsid="003c17ab"/>
    </style:style>
    <style:style style:name="T25" style:family="text">
      <style:text-properties officeooo:rsid="003c6a71"/>
    </style:style>
    <style:style style:name="T26" style:family="text">
      <style:text-properties officeooo:rsid="003ed3dd"/>
    </style:style>
    <style:style style:name="T27" style:family="text">
      <style:text-properties officeooo:rsid="003eecb5"/>
    </style:style>
    <style:style style:name="T28" style:family="text">
      <style:text-properties officeooo:rsid="0040c6f9"/>
    </style:style>
    <style:style style:name="T29" style:family="text">
      <style:text-properties officeooo:rsid="00415d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Описание параметров и команд minimosd_cfg</text:p>
      <text:p text:style-name="P1">minimosd_cfg: usage </text:p>
      <text:p text:style-name="P1"><text:tab/>minimosd_cfg write [<text:span text:style-name="T20">&lt;conn_opts&gt;</text:span>] [-eep &lt;eeprom_file&gt;] [-cf &lt;config_file&gt;] <text:span text:style-name="T2">[-noclear]</text:span></text:p>
      <text:p text:style-name="P1"><text:tab/>minimosd_cfg read [<text:span text:style-name="T20">&lt;conn_opts&gt;</text:span>] [-eep &lt;eeprom_file&gt;] [-cf &lt;config_file&gt;] </text:p>
      <text:p text:style-name="P1"><text:tab/>minimosd_cfg mcm2fnt [-mcm &lt;mcm_file&gt;] [-fnt &lt;fnt_file&gt;] </text:p>
      <text:p text:style-name="P1"><text:tab/>minimosd_cfg fnt2mcm [-mcm &lt;mcm_file&gt;] [-fnt &lt;fnt_file&gt;] </text:p>
      <text:p text:style-name="P1"><text:tab/>minimosd_cfg writefont [<text:span text:style-name="T20">&lt;conn_opts&gt;</text:span>] [{-mcm &lt;mcm_file&gt; | -fnt &lt;fnt_file&gt;}] </text:p>
      <text:p text:style-name="P1"><text:tab/>minimosd_cfg <text:span text:style-name="T20">writef</text:span>w [<text:span text:style-name="T20">&lt;conn_opts&gt;</text:span>] -fw &lt;hex_file&gt; </text:p>
      <text:p text:style-name="P1"/>
      <text:p text:style-name="P1">-mcm<text:tab/>Шрифт для OSD в формате mcm.</text:p>
      <text:p text:style-name="P1">-fnt<text:tab/>Шрифт в родном формате, пригоден для редктирования в текстовом редакторе.</text:p>
      <text:p text:style-name="P1">-cf<text:tab/><text:span text:style-name="T20">Те</text:span>кстовый конфигурационный файл с описанием экранов и параметров OSD.</text:p>
      <text:p text:style-name="P1">-fw<text:tab/>hex файл прошивки OSD</text:p>
      <text:p text:style-name="P1">-eep<text:tab/><text:span text:style-name="T20">К</text:span>опия eeprom OSD</text:p>
      <text:p text:style-name="P1">-<text:span text:style-name="T21">noclear Без этого параметра подразумевается, что на вход write поступает полная <text:tab/>конфигурация и команда полностью обновляет настройки OSD (перезаписывает <text:tab/>EEPROM). С параметром noclear перезаписываются только те настройки, что указаны в <text:tab/>конфигурационном файле.</text:span></text:p>
      <text:p text:style-name="P1"/>
      <text:p text:style-name="P6">&lt;conn_opts&gt; Настройки подключения к OSD - один или несколько параметров из следующего списка.</text:p>
      <text:p text:style-name="P1">-P<text:tab/>Последовательный порт для linux /dev/&lt;dev_inode&gt;, для windows COM&lt;com_num&gt;</text:p>
      <text:p text:style-name="P1"><text:tab/>&lt;dev_inode&gt; обычно ttyUSB0 можно посмотреть в выводе dmesg после подключения</text:p>
      <text:p text:style-name="P1"><text:tab/>&lt;com_num&gt; номер COM-порта, можно посмотреть в device manager.</text:p>
      <text:p text:style-name="P1"><text:tab/><text:span text:style-name="T24">Для linux имя порта по-умолчанию /dev/ttyUSB0 или /dev/ttyACM0 в режиме -mav.</text:span></text:p>
      <text:p text:style-name="P1">-<text:span text:style-name="T21">mav <text:s/>Доступ к устройству через протокол mavlink. То есть доступ происходит без <text:tab/>отключения OSD от платы автопилота. Параметры с префиксом -mav_ используются <text:tab/>для этого вариатна подключения. Подключение через <text:s/>mavlink на AVR платах (APM2) <text:tab/>не возможно т.к. в их прошивке отсутствует соответствующая функциональность.</text:span></text:p>
      <text:p text:style-name="P1">-<text:span text:style-name="T22">mav_sysid</text:span></text:p>
      <text:p text:style-name="P1"><text:tab/><text:span text:style-name="T22">Идетнификатор mavlink, который использует OSD. Если не указан, то определяется <text:tab/>автоматически.</text:span></text:p>
      <text:p text:style-name="P1">-<text:span text:style-name="T22">mav_baud</text:span></text:p>
      <text:p text:style-name="P3"><text:tab/><text:span text:style-name="T23">Скорость последовательного порта автопилота (подключение через USB). </text:span></text:p>
      <text:p text:style-name="P7"><text:tab/>115200 по-умолчанию.</text:p>
      <text:p text:style-name="P1">-<text:span text:style-name="T23">mav_chan</text:span></text:p>
      <text:p text:style-name="P1"><text:tab/><text:span text:style-name="T23">Канал mavlink автопилота, к которому подключена OSD, 0 по умолчанию. Номер <text:tab/>канала зависит от того, к какому последовательному порту автопилота подключен <text:tab/>OSD.</text:span></text:p>
      <text:p text:style-name="P1">-<text:span text:style-name="T22">mav_osd_baud</text:span></text:p>
      <text:p text:style-name="P1"><text:tab/><text:span text:style-name="T23">Скорость последовательного порта OSD. Если скорость не указана, она определяется</text:span></text:p>
      <text:p text:style-name="P1"><text:tab/><text:span text:style-name="T23">автоматически.</text:span></text:p>
      <text:p text:style-name="P1">-<text:span text:style-name="T23">verbose</text:span></text:p>
      <text:p text:style-name="P1"><text:tab/><text:span text:style-name="T23">Вывод информации и сообщений о нефатальных ошибках в процессе обмена с OSD. <text:tab/>При работе через mavlink рекомендуется включить режим “-verbose” т.к. в этом <text:tab/>режиме выполнение действий занимает значительное время, и долгое “молчание” <text:tab/>может показаться подозрительным.</text:span></text:p>
      <text:p text:style-name="P1"/>
      <text:p text:style-name="P1"/>
      <text:p text:style-name="P8">read</text:p>
      <text:p text:style-name="P2"><text:tab/><text:span text:style-name="T2">Запись параметров OSD в текстовый файл. Если параметра -eep нет, то чтение делается непосредственно с OSD. Если параметр -cf не указан, то конфигурация выводится в терминал.</text:span></text:p>
      <text:p text:style-name="P2"/>
      <text:p text:style-name="P9"><text:soft-page-break/>write</text:p>
      <text:p text:style-name="P1"><text:tab/><text:span text:style-name="T2">Запись параметров OSD из текстового файла. Если параметра -eep нет, то запись делается непосредственно в OSD. Если параметр -cf не указан, то конфигурация читается со стандартного ввода утилиты.</text:span></text:p>
      <text:p text:style-name="P1"/>
      <text:p text:style-name="P9">mcm2fnt<text:span text:style-name="T4">, </text:span>fnt2mcm</text:p>
      <text:p text:style-name="P4"><text:tab/>Преобразования формата шрифта из mcm в fnt и обратно. Если параметры -mcm или -fnt не заданы, то <text:span text:style-name="T3">используется стандартный ввод/вывод.</text:span></text:p>
      <text:p text:style-name="P4"/>
      <text:p text:style-name="P10">writefont</text:p>
      <text:p text:style-name="P5"><text:tab/>Запись шрифта в OSD.</text:p>
      <text:p text:style-name="P5"/>
      <text:p text:style-name="P10"><text:span text:style-name="T20">write</text:span>fw</text:p>
      <text:p text:style-name="P5"><text:tab/>Запись прошивки в OSD.</text:p>
      <text:p text:style-name="P5"/>
      <text:p text:style-name="P5">Для запуска утилиты в linux должна быть установлена поддержка языка tcl. Во многих дистрибутивах tclsh присутствует и устанавливается и дополнительных действий не требуется.</text:p>
      <text:p text:style-name="Heading">Описание файла конфигурации</text:p>
      <text:p text:style-name="P23">Отображаемые параметры</text:p>
      <text:p text:style-name="P24">Отображение параметров настраивается для каждого экрана отдельно. Для каждого экрана сначала идет выключатель + или -. Потом координата по горизонтали (0-29) и координата по вертикали (0-15). <text:span text:style-name="T14">Вначале строки отображается +, если параметр включен на одном из экранов; при записи конфигруации этот знак не учитывается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Название</text:p>
          </table:table-cell>
          <table:table-cell table:style-name="Table1.B1" office:value-type="string">
            <text:p text:style-name="P13">Описание</text:p>
          </table:table-cell>
        </table:table-row>
        <table:table-row>
          <table:table-cell table:style-name="Table1.A2" office:value-type="string">
            <text:p text:style-name="P12">Pitch</text:p>
          </table:table-cell>
          <table:table-cell table:style-name="Table1.B2" office:value-type="string">
            <text:p text:style-name="P12">тангаж, <text:span text:style-name="T5">градусы</text:span></text:p>
          </table:table-cell>
        </table:table-row>
        <table:table-row>
          <table:table-cell table:style-name="Table1.A2" office:value-type="string">
            <text:p text:style-name="P12">Roll</text:p>
          </table:table-cell>
          <table:table-cell table:style-name="Table1.B2" office:value-type="string">
            <text:p text:style-name="P12">крен, <text:span text:style-name="T5">градусы</text:span></text:p>
          </table:table-cell>
        </table:table-row>
        <table:table-row>
          <table:table-cell table:style-name="Table1.A2" office:value-type="string">
            <text:p text:style-name="P12">Batt_A</text:p>
          </table:table-cell>
          <table:table-cell table:style-name="Table1.B2" office:value-type="string">
            <text:p text:style-name="P12">напряжение 1го аккумулятора, <text:span text:style-name="T5">вольты</text:span></text:p>
          </table:table-cell>
        </table:table-row>
        <table:table-row>
          <table:table-cell table:style-name="Table1.A2" office:value-type="string">
            <text:p text:style-name="P27">BATT_B_VOLT</text:p>
          </table:table-cell>
          <table:table-cell table:style-name="Table1.B2" office:value-type="string">
            <text:p text:style-name="P27">напряжение 2го аккумулятора, вольты</text:p>
          </table:table-cell>
        </table:table-row>
        <table:table-row>
          <table:table-cell table:style-name="Table1.A2" office:value-type="string">
            <text:p text:style-name="P12">GPSats</text:p>
          </table:table-cell>
          <table:table-cell table:style-name="Table1.B2" office:value-type="string">
            <text:p text:style-name="P12"><text:span text:style-name="T5">сколько </text:span>используется спутников</text:p>
          </table:table-cell>
        </table:table-row>
        <table:table-row>
          <table:table-cell table:style-name="Table1.A2" office:value-type="string">
            <text:p text:style-name="P12">COG</text:p>
          </table:table-cell>
          <table:table-cell table:style-name="Table1.B2" office:value-type="string">
            <text:p text:style-name="P12">курс относительно земли, <text:span text:style-name="T5">градусы</text:span></text:p>
          </table:table-cell>
        </table:table-row>
        <table:table-row>
          <table:table-cell table:style-name="Table1.A2" office:value-type="string">
            <text:p text:style-name="P12">GPS</text:p>
          </table:table-cell>
          <table:table-cell table:style-name="Table1.B2" office:value-type="string">
            <text:p text:style-name="P12"><text:span text:style-name="T5">географические </text:span>координаты от спутниковой системы позиционирования </text:p>
          </table:table-cell>
        </table:table-row>
        <table:table-row>
          <table:table-cell table:style-name="Table1.A2" office:value-type="string">
            <text:p text:style-name="P12">Rose</text:p>
          </table:table-cell>
          <table:table-cell table:style-name="Table1.B2" office:value-type="string">
            <text:p text:style-name="P12"><text:span text:style-name="T5">линейка </text:span>компас<text:span text:style-name="T5">а</text:span></text:p>
          </table:table-cell>
        </table:table-row>
        <table:table-row>
          <table:table-cell table:style-name="Table1.A2" office:value-type="string">
            <text:p text:style-name="P12">Heading</text:p>
          </table:table-cell>
          <table:table-cell table:style-name="Table1.B2" office:value-type="string">
            <text:p text:style-name="P12">магнитный курс, <text:span text:style-name="T5">градусы</text:span></text:p>
          </table:table-cell>
        </table:table-row>
        <table:table-row>
          <table:table-cell table:style-name="Table1.A2" office:value-type="string">
            <text:p text:style-name="P12">HomeDir</text:p>
          </table:table-cell>
          <table:table-cell table:style-name="Table1.B2" office:value-type="string">
            <text:p text:style-name="P12">стрелка, указывающая направление возврата к <text:span text:style-name="T18">месту старта</text:span></text:p>
          </table:table-cell>
        </table:table-row>
        <table:table-row>
          <table:table-cell table:style-name="Table1.A2" office:value-type="string">
            <text:p text:style-name="P12">HomeDis</text:p>
          </table:table-cell>
          <table:table-cell table:style-name="Table1.B2" office:value-type="string">
            <text:p text:style-name="P12">расстояние до базы </text:p>
          </table:table-cell>
        </table:table-row>
        <table:table-row>
          <table:table-cell table:style-name="Table1.A2" office:value-type="string">
            <text:p text:style-name="P12">WPDi<text:span text:style-name="T5">s</text:span></text:p>
          </table:table-cell>
          <table:table-cell table:style-name="Table1.B2" office:value-type="string">
            <text:p text:style-name="P12">расстояние до путевой точки </text:p>
          </table:table-cell>
        </table:table-row>
        <table:table-row>
          <table:table-cell table:style-name="Table1.A2" office:value-type="string">
            <text:p text:style-name="P12">RSSI</text:p>
          </table:table-cell>
          <table:table-cell table:style-name="Table1.B2" office:value-type="string">
            <text:p text:style-name="P12">уровень радио сигнала управления </text:p>
          </table:table-cell>
        </table:table-row>
        <table:table-row>
          <table:table-cell table:style-name="Table1.A2" office:value-type="string">
            <text:p text:style-name="P12">Cur_A</text:p>
          </table:table-cell>
          <table:table-cell table:style-name="Table1.B2" office:value-type="string">
            <text:p text:style-name="P12">ток 1го аккумулятора, <text:span text:style-name="T5">амперы</text:span></text:p>
          </table:table-cell>
        </table:table-row>
        <table:table-row>
          <table:table-cell table:style-name="Table1.A2" office:value-type="string">
            <text:p text:style-name="P12">Alt</text:p>
          </table:table-cell>
          <table:table-cell table:style-name="Table1.B2" office:value-type="string">
            <text:p text:style-name="P12">высота от уровня моря </text:p>
          </table:table-cell>
        </table:table-row>
        <table:table-row>
          <table:table-cell table:style-name="Table1.A2" office:value-type="string">
            <text:p text:style-name="P12">Vel</text:p>
          </table:table-cell>
          <table:table-cell table:style-name="Table1.B2" office:value-type="string">
            <text:p text:style-name="P12">путевая скорость (<text:span text:style-name="T12">скорость </text:span>относительно земли) </text:p>
          </table:table-cell>
        </table:table-row>
        <table:table-row>
          <table:table-cell table:style-name="Table1.A2" office:value-type="string">
            <text:p text:style-name="P12">Thr</text:p>
          </table:table-cell>
          <table:table-cell table:style-name="Table1.B2" office:value-type="string">
            <text:p text:style-name="P12"><text:span text:style-name="T5">режим двигателя</text:span> в процентах </text:p>
          </table:table-cell>
        </table:table-row>
        <table:table-row>
          <table:table-cell table:style-name="Table1.A2" office:value-type="string">
            <text:p text:style-name="P12">FMod</text:p>
          </table:table-cell>
          <table:table-cell table:style-name="Table1.B2" office:value-type="string">
            <text:p text:style-name="P12">режим автопилота <text:span text:style-name="T17">(см. таблицу ниже)</text:span></text:p>
          </table:table-cell>
        </table:table-row>
        <table:table-row>
          <table:table-cell table:style-name="Table1.A2" office:value-type="string">
            <text:p text:style-name="P12">Horizon</text:p>
          </table:table-cell>
          <table:table-cell table:style-name="Table1.B2" office:value-type="string">
            <text:p text:style-name="P12">графический горизонт </text:p>
          </table:table-cell>
        </table:table-row>
        <table:table-row>
          <table:table-cell table:style-name="Table1.A2" office:value-type="string">
            <text:p text:style-name="P12">HomeAlt</text:p>
          </table:table-cell>
          <table:table-cell table:style-name="Table1.B2" office:value-type="string">
            <text:p text:style-name="P12">высота относительно старта </text:p>
          </table:table-cell>
        </table:table-row>
        <table:table-row>
          <table:table-cell table:style-name="Table1.A2" office:value-type="string">
            <text:p text:style-name="P12">AirSpeed</text:p>
          </table:table-cell>
          <table:table-cell table:style-name="Table1.B2" office:value-type="string">
            <text:p text:style-name="P12">возду<text:span text:style-name="T5">ш</text:span>ная скорость </text:p>
          </table:table-cell>
        </table:table-row>
        <table:table-row>
          <table:table-cell table:style-name="Table1.A2" office:value-type="string">
            <text:p text:style-name="P12">BatteryPercent</text:p>
          </table:table-cell>
          <table:table-cell table:style-name="Table1.B2" office:value-type="string">
            <text:p text:style-name="P12">заряд аккумулятора 1 - <text:span text:style-name="T5">проценты или мАч</text:span></text:p>
          </table:table-cell>
        </table:table-row>
        <table:table-row>
          <table:table-cell table:style-name="Table1.A2" office:value-type="string">
            <text:p text:style-name="P12">Time</text:p>
          </table:table-cell>
          <table:table-cell table:style-name="Table1.B2" office:value-type="string">
            <text:p text:style-name="P12">секундомер - <text:span text:style-name="T5">время от включения/взлета</text:span></text:p>
          </table:table-cell>
        </table:table-row>
        <table:table-row>
          <table:table-cell table:style-name="Table1.A2" office:value-type="string">
            <text:p text:style-name="P12">Warn</text:p>
          </table:table-cell>
          <table:table-cell table:style-name="Table1.B2" office:value-type="string">
            <text:p text:style-name="P12">предупреждения <text:span text:style-name="T17">(см. таблицу ниже)</text:span></text:p>
          </table:table-cell>
        </table:table-row>
        <table:table-row>
          <table:table-cell table:style-name="Table1.A2" office:value-type="string">
            <text:p text:style-name="P12">WindSpeed</text:p>
          </table:table-cell>
          <table:table-cell table:style-name="Table1.B2" office:value-type="string">
            <text:p text:style-name="P12">скорость и направление ветра <text:soft-page-break/></text:p>
          </table:table-cell>
        </table:table-row>
        <table:table-row>
          <table:table-cell table:style-name="Table1.A2" office:value-type="string">
            <text:p text:style-name="P12">Climb</text:p>
          </table:table-cell>
          <table:table-cell table:style-name="Table1.B2" office:value-type="string">
            <text:p text:style-name="P12">вертикальная скорость </text:p>
          </table:table-cell>
        </table:table-row>
        <table:table-row>
          <table:table-cell table:style-name="Table1.A2" office:value-type="string">
            <text:p text:style-name="P12">Tune</text:p>
          </table:table-cell>
          <table:table-cell table:style-name="Table1.B2" office:value-type="string">
            <text:p text:style-name="P12">ошибка между реальным и желаемым курсом? </text:p>
          </table:table-cell>
        </table:table-row>
        <table:table-row>
          <table:table-cell table:style-name="Table1.A2" office:value-type="string">
            <text:p text:style-name="P12">Eff</text:p>
          </table:table-cell>
          <table:table-cell table:style-name="Table1.B2" office:value-type="string">
            <text:p text:style-name="P12"><text:span text:style-name="T25">Э</text:span>ффективность <text:span text:style-name="T12">использования энергии с целью перемещения относительно земли. В безмоторном полете отображается расстояние, которое можно преодолеть потеряв высоту до высоты домашней точки. При ненулевом газе показывается расход мАч/км или мАч/милю. В некоторых случаях, например, при отрицательной скорости, значение не отображается.</text:span></text:p>
          </table:table-cell>
        </table:table-row>
        <table:table-row>
          <table:table-cell table:style-name="Table1.A2" office:value-type="string">
            <text:p text:style-name="P27">EF_CLIMB</text:p>
          </table:table-cell>
          <table:table-cell table:style-name="Table1.B2" office:value-type="string">
            <text:p text:style-name="P27">Эффективность использования аккумулятора при наборе высоты. Отображается как мАч на килотметр высоты. Выводится среднее значение с начала набора высоты. Показания появляются, после того как в течение секунды набрана высота более 1 метра. Показания сбрасываются, если начинается снижение.</text:p>
          </table:table-cell>
        </table:table-row>
        <table:table-row>
          <table:table-cell table:style-name="Table1.A2" office:value-type="string">
            <text:p text:style-name="P12">CALLSIGN</text:p>
          </table:table-cell>
          <table:table-cell table:style-name="Table1.B2" office:value-type="string">
            <text:p text:style-name="P12">позывной </text:p>
          </table:table-cell>
        </table:table-row>
        <table:table-row>
          <table:table-cell table:style-name="Table1.A2" office:value-type="string">
            <text:p text:style-name="P12">Distance</text:p>
          </table:table-cell>
          <table:table-cell table:style-name="Table1.B2" office:value-type="string">
            <text:p text:style-name="P12"><text:span text:style-name="T5">пройденое расстояние</text:span> относительно земли </text:p>
          </table:table-cell>
        </table:table-row>
        <table:table-row>
          <table:table-cell table:style-name="Table1.A2" office:value-type="string">
            <text:p text:style-name="P12">CamPos</text:p>
          </table:table-cell>
          <table:table-cell table:style-name="Table1.B2" office:value-type="string">
            <text:p text:style-name="P12">индикатор положения камеры - <text:span text:style-name="T5">камера должна быть подключена через автопилот, см. параметры MNT_ в ArduPilot</text:span></text:p>
          </table:table-cell>
        </table:table-row>
      </table:table>
      <text:p text:style-name="P14"/>
      <text:p text:style-name="P14"><text:span text:style-name="T1">Настроечные параметры</text:span> 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4">Название</text:p>
          </table:table-cell>
          <table:table-cell table:style-name="Table2.A1" office:value-type="string">
            <text:p text:style-name="P14">Значения</text:p>
          </table:table-cell>
          <table:table-cell table:style-name="Table2.C1" office:value-type="string">
            <text:p text:style-name="P14">Описание</text:p>
          </table:table-cell>
        </table:table-row>
        <table:table-row>
          <table:table-cell table:style-name="Table2.A2" office:value-type="string">
            <text:p text:style-name="P14">SIGN_MSL_ON</text:p>
          </table:table-cell>
          <table:table-cell table:style-name="Table2.A2" office:value-type="string">
            <text:p text:style-name="P14">0, 1</text:p>
          </table:table-cell>
          <table:table-cell table:style-name="Table2.C2" office:value-type="string">
            <text:p text:style-name="P14">отображать ли значок перед высотой относительно уровня моря </text:p>
          </table:table-cell>
        </table:table-row>
        <table:table-row>
          <table:table-cell table:style-name="Table2.A2" office:value-type="string">
            <text:p text:style-name="P14">SIGN_HA_ON</text:p>
          </table:table-cell>
          <table:table-cell table:style-name="Table2.A2" office:value-type="string">
            <text:p text:style-name="P14">0, 1</text:p>
          </table:table-cell>
          <table:table-cell table:style-name="Table2.C2" office:value-type="string">
            <text:p text:style-name="P14">отображать ли значок перед высотой относительно старта </text:p>
          </table:table-cell>
        </table:table-row>
        <table:table-row>
          <table:table-cell table:style-name="Table2.A2" office:value-type="string">
            <text:p text:style-name="P14">SIGN_GS_ON</text:p>
          </table:table-cell>
          <table:table-cell table:style-name="Table2.A2" office:value-type="string">
            <text:p text:style-name="P14">0, 1</text:p>
          </table:table-cell>
          <table:table-cell table:style-name="Table2.C2" office:value-type="string">
            <text:p text:style-name="P14">отображать ли значок перед скоростью относительно земли </text:p>
          </table:table-cell>
        </table:table-row>
        <table:table-row>
          <table:table-cell table:style-name="Table2.A2" office:value-type="string">
            <text:p text:style-name="P14">SIGN_AS_ON</text:p>
          </table:table-cell>
          <table:table-cell table:style-name="Table2.A2" office:value-type="string">
            <text:p text:style-name="P14">0, 1</text:p>
          </table:table-cell>
          <table:table-cell table:style-name="Table2.C2" office:value-type="string">
            <text:p text:style-name="P14">отображать ли значок перед воздушной скоростью </text:p>
          </table:table-cell>
        </table:table-row>
        <table:table-row>
          <table:table-cell table:style-name="Table2.A2" office:value-type="string">
            <text:p text:style-name="P14">MODEL_TYPE</text:p>
          </table:table-cell>
          <table:table-cell table:style-name="Table2.A2" office:value-type="string">
            <text:p text:style-name="P14">0 - самолет</text:p>
          </table:table-cell>
          <table:table-cell table:style-name="Table2.C2" office:value-type="string">
            <text:p text:style-name="P14">Тип модели выставляется прошивкой автоматически .</text:p>
          </table:table-cell>
        </table:table-row>
        <table:table-row>
          <table:table-cell table:style-name="Table2.A2" office:value-type="string">
            <text:p text:style-name="P14">AUTO_SCREEN_SWITCH </text:p>
          </table:table-cell>
          <table:table-cell table:style-name="Table2.A2" office:value-type="string">
            <text:p text:style-name="P11">0-4</text:p>
          </table:table-cell>
          <table:table-cell table:style-name="Table2.C2" office:value-type="string">
            <text:p text:style-name="P14">Номер экрана, на который переключаться при отображении предупреждения. Значение 4 <text:soft-page-break/>функцию переключения отключает.</text:p>
            <text:p text:style-name="P36">Если на отображаемом экране вывод предупреждений включен, то перехода на другой экран не происходит.</text:p>
          </table:table-cell>
        </table:table-row>
        <table:table-row>
          <table:table-cell table:style-name="Table2.A2" office:value-type="string">
            <text:p text:style-name="P14">BATT_SHOW_PERCENT</text:p>
          </table:table-cell>
          <table:table-cell table:style-name="Table2.A2" office:value-type="string">
            <text:p text:style-name="P11">0, 1</text:p>
          </table:table-cell>
          <table:table-cell table:style-name="Table2.C2" office:value-type="string">
            <text:p text:style-name="P16">1 - Отображение заряда аккумулятора в процентах. </text:p>
            <text:p text:style-name="P16">0 - <text:span text:style-name="T11">С</text:span>колько потрачено мАч.</text:p>
          </table:table-cell>
        </table:table-row>
        <table:table-row>
          <table:table-cell table:style-name="Table2.A2" office:value-type="string">
            <text:p text:style-name="P14">measure</text:p>
          </table:table-cell>
          <table:table-cell table:style-name="Table2.A2" office:value-type="string">
            <text:p text:style-name="P14">0, 1</text:p>
          </table:table-cell>
          <table:table-cell table:style-name="Table2.C2" office:value-type="string">
            <text:p text:style-name="P14">Единицы измерения 0 - метрические , <text:span text:style-name="T7">1 - имперские</text:span></text:p>
          </table:table-cell>
        </table:table-row>
        <table:table-row>
          <table:table-cell table:style-name="Table2.A2" office:value-type="string">
            <text:p text:style-name="P14">overspeed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4">Скорость для отображения предупреждения о превышении .</text:p>
          </table:table-cell>
        </table:table-row>
        <table:table-row>
          <table:table-cell table:style-name="Table2.A2" office:value-type="string">
            <text:p text:style-name="P14">stall</text:p>
          </table:table-cell>
          <table:table-cell table:style-name="Table2.A2" office:value-type="string">
            <text:p text:style-name="P19">0-255</text:p>
          </table:table-cell>
          <table:table-cell table:style-name="Table2.C2" office:value-type="string">
            <text:p text:style-name="P14">скорость для отображения предупреждения о низкой скорости/сваливании </text:p>
          </table:table-cell>
        </table:table-row>
        <table:table-row>
          <table:table-cell table:style-name="Table2.A2" office:value-type="string">
            <text:p text:style-name="P14">battv</text:p>
          </table:table-cell>
          <table:table-cell table:style-name="Table2.A2" office:value-type="string">
            <text:p text:style-name="P14">0-255</text:p>
          </table:table-cell>
          <table:table-cell table:style-name="Table2.C2" office:value-type="string">
            <text:p text:style-name="P14">Напряжение батареи для отображения предупреждения о ее разряде . Eдиницы - десятые вольта макс. значение - 25.5 </text:p>
          </table:table-cell>
        </table:table-row>
        <table:table-row>
          <table:table-cell table:style-name="Table2.A2" office:value-type="string">
            <text:p text:style-name="P25">RSSI_<text:span text:style-name="T21">H</text:span>IGH</text:p>
          </table:table-cell>
          <table:table-cell table:style-name="Table2.A2" office:value-type="string">
            <text:p text:style-name="P26">0-255</text:p>
          </table:table-cell>
          <table:table-cell table:style-name="Table2.C2" office:value-type="string">
            <text:p text:style-name="P26">Максимальное значение RSSI для вывода уровня в процентах.</text:p>
          </table:table-cell>
        </table:table-row>
        <table:table-row>
          <table:table-cell table:style-name="Table2.A2" office:value-type="string">
            <text:p text:style-name="P25">RSSI_LOW</text:p>
          </table:table-cell>
          <table:table-cell table:style-name="Table2.A2" office:value-type="string">
            <text:p text:style-name="P26">0-255</text:p>
          </table:table-cell>
          <table:table-cell table:style-name="Table2.C2" office:value-type="string">
            <text:p text:style-name="P26">Минимальное значение RSSI для вывода уровня в процентах.</text:p>
          </table:table-cell>
        </table:table-row>
        <table:table-row>
          <table:table-cell table:style-name="Table2.A2" office:value-type="string">
            <text:p text:style-name="P25">RSSI_RAW</text:p>
          </table:table-cell>
          <table:table-cell table:style-name="Table2.A2" office:value-type="string">
            <text:p text:style-name="P26">0, 1, 8, 9</text:p>
          </table:table-cell>
          <table:table-cell table:style-name="Table2.C2" office:value-type="string">
            <text:p text:style-name="P26">Откуда брать уровень радиосигнала.</text:p>
            <text:p text:style-name="P26">0 - значение определяется автопилотом, выдается в процентах</text:p>
            <text:p text:style-name="P26">1 - значение определяется автопилотом, выдается как есть (0-255)</text:p>
            <text:p text:style-name="P26">8 - значение берется из PWM-канала 8, выдается в процентах, перед преобразованием значение делится на 10, чтобы получился диапазон 90-210</text:p>
            <text:p text:style-name="P26">9 - значение берется из 8-го PWM-канала приемника, выдается в незименном виде (900-2100)</text:p>
          </table:table-cell>
        </table:table-row>
        <table:table-row>
          <table:table-cell table:style-name="Table2.A2" office:value-type="string">
            <text:p text:style-name="P14">switch_mode</text:p>
          </table:table-cell>
          <table:table-cell table:style-name="Table2.A2" office:value-type="string">
            <text:p text:style-name="P18">0, <text:span text:style-name="T26">1</text:span></text:p>
          </table:table-cell>
          <table:table-cell table:style-name="Table2.C2" office:value-type="string">
            <text:p text:style-name="P17"><text:span text:style-name="T6">C</text:span>пособ переключения между экранами.<text:line-break/> <text:span text:style-name="T6">0 - прямой выбор с помощью канала RC-управления. Диапазоны значений в микросекундах:<text:line-break/></text:span><text:soft-page-break/><text:span text:style-name="T6">900-1200: экран 1,<text:line-break/>1200-1300: экран 2,<text:line-break/>1300-1400: экран 3,<text:line-break/>1400-2100: текст OSD отключен, выводятся только предупреждения.<text:line-break/>1 - последовательная смена экранов. Переключение происходит, если ширина импульса для RC-канала более 1200 микросекунд. Если переключатель удерживать, то экраны будут меняться каждую секунду.</text:span></text:p>
          </table:table-cell>
        </table:table-row>
        <table:table-row>
          <table:table-cell table:style-name="Table2.A2" office:value-type="string">
            <text:p text:style-name="P25">PAL_NTSC</text:p>
          </table:table-cell>
          <table:table-cell table:style-name="Table2.A2" office:value-type="string">
            <text:p text:style-name="P25">0, 1</text:p>
          </table:table-cell>
          <table:table-cell table:style-name="Table2.C2" office:value-type="string">
            <text:p text:style-name="P25">Стандарт видеосигнала 1-PAL, 0-NTSC.</text:p>
          </table:table-cell>
        </table:table-row>
        <table:table-row>
          <table:table-cell table:style-name="Table2.A2" office:value-type="string">
            <text:p text:style-name="P18">ch_toggle</text:p>
          </table:table-cell>
          <table:table-cell table:style-name="Table2.A2" office:value-type="string">
            <text:p text:style-name="P18"><text:span text:style-name="T27">4, </text:span>5-8</text:p>
          </table:table-cell>
          <table:table-cell table:style-name="Table2.C2" office:value-type="string">
            <text:p text:style-name="P18">Канал RC-управления, переключающий экраны OSD.</text:p>
            <text:p text:style-name="P28">Значение 4 <text:span text:style-name="T29">специальное. Оно</text:span> позволяет менять экраны с помощью переключателя режимов автопилота. Смена экранов происходит последовательно (независимо от значения switch_mode). Для перехода на следующий экран необходимо <text:span text:style-name="T28">преключить режим автопилота туда и обратно. При переключении с/на режимы FBWB и CRUISE смены экранов не происходит</text:span><text:span text:style-name="T28"><text:note text:id="ftn1" text:note-class="footnote"><text:note-citation>1</text:note-citation><text:note-body><text:p text:style-name="P34">Эта функциональность скопирована из предыдущих версий. <text:span text:style-name="T29">Вероятно, это было задумано для Copter где режимы с этими номерами - RTL и CIRCLE.</text:span></text:p></text:note-body></text:note></text:span><text:span text:style-name="T28">.</text:span></text:p>
          </table:table-cell>
        </table:table-row>
        <table:table-row>
          <table:table-cell table:style-name="Table2.A2" office:value-type="string">
            <text:p text:style-name="P14">BATT_WARN</text:p>
          </table:table-cell>
          <table:table-cell table:style-name="Table2.A2" office:value-type="string">
            <text:p text:style-name="P18">0-<text:span text:style-name="T13">100</text:span></text:p>
          </table:table-cell>
          <table:table-cell table:style-name="Table2.C2" office:value-type="string">
            <text:p text:style-name="P14"><text:span text:style-name="T6">О</text:span>статок <text:span text:style-name="T13">заряда</text:span> <text:span text:style-name="T13">в процентах</text:span> для выдачи предупреждения <text:span text:style-name="T6">о низком заряде.</text:span></text:p>
          </table:table-cell>
        </table:table-row>
        <table:table-row>
          <table:table-cell table:style-name="Table2.A2" office:value-type="string">
            <text:p text:style-name="P14">RSSI_WARN</text:p>
          </table:table-cell>
          <table:table-cell table:style-name="Table2.A2" office:value-type="string">
            <text:p text:style-name="P22">0-255</text:p>
          </table:table-cell>
          <table:table-cell table:style-name="Table2.C2" office:value-type="string">
            <text:p text:style-name="P14"><text:span text:style-name="T6">У</text:span>ровень RSSI для выдачи предупреждения . <text:span text:style-name="T9">0 - отключает предупреждение.</text:span></text:p>
          </table:table-cell>
        </table:table-row>
        <table:table-row>
          <table:table-cell table:style-name="Table2.A2" office:value-type="string">
            <text:p text:style-name="P14">BRIGHTNESS</text:p>
          </table:table-cell>
          <table:table-cell table:style-name="Table2.A2" office:value-type="string">
            <text:p text:style-name="P18">0-?</text:p>
          </table:table-cell>
          <table:table-cell table:style-name="Table2.C2" office:value-type="string">
            <text:p text:style-name="P14"><text:span text:style-name="T6">У</text:span>ровень белого OSD </text:p>
          </table:table-cell>
        </table:table-row>
        <table:table-row>
          <table:table-cell table:style-name="Table2.A2" office:value-type="string">
            <text:p text:style-name="P14">CALL_SIGN</text:p>
          </table:table-cell>
          <table:table-cell table:style-name="Table2.A2" office:value-type="string">
            <text:p text:style-name="P18">8 латинских букв/цифр</text:p>
          </table:table-cell>
          <table:table-cell table:style-name="Table2.C2" office:value-type="string">
            <text:p text:style-name="P14"><text:span text:style-name="T6">П</text:span>озывной. <text:span text:style-name="T6">Сейчас нет корректного преобразования в русские буквы, если хотите использовать, то придется подбирать латиницей.</text:span></text:p>
          </table:table-cell>
        </table:table-row>
        <table:table-row>
          <table:table-cell table:style-name="Table2.A2" office:value-type="string">
            <text:p text:style-name="P14">FW_VERSION1 </text:p>
            <text:p text:style-name="P14">FW_VERSION2 </text:p>
            <text:p text:style-name="P14">FW_VERSION3</text:p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P14">версия прошивки - заполняется автоматически </text:p>
          </table:table-cell>
        </table:table-row>
        <text:soft-page-break/>
        <table:table-row>
          <table:table-cell table:style-name="Table2.A2" office:value-type="string">
            <text:p text:style-name="P14">CS_VERSION1 </text:p>
            <text:p text:style-name="P14">CS_VERSION2 </text:p>
            <text:p text:style-name="P14">CS_VERSION3</text:p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P14"><text:span text:style-name="T7">В</text:span>ерсия шрифта - заполняется утилитой OSD_Config , <text:span text:style-name="T7">используется ей только для отображения.</text:span></text:p>
          </table:table-cell>
        </table:table-row>
        <table:table-row>
          <table:table-cell table:style-name="Table2.A2" office:value-type="string">
            <text:p text:style-name="P14">MOTOR_WARN_THR</text:p>
          </table:table-cell>
          <table:table-cell table:style-name="Table2.A2" office:value-type="string">
            <text:p text:style-name="P21">0-100</text:p>
          </table:table-cell>
          <table:table-cell table:style-name="Table2.C2" office:value-type="string">
            <text:p text:style-name="P14"><text:span text:style-name="T7">П</text:span>роцент газа, когда выдается предупреждение об отключенном моторе. <text:span text:style-name="T9">Значения более 100 отключают предупрждение.</text:span></text:p>
          </table:table-cell>
        </table:table-row>
        <table:table-row>
          <table:table-cell table:style-name="Table2.A2" office:value-type="string">
            <text:p text:style-name="P14">MOTOR_WARN_CURR</text:p>
          </table:table-cell>
          <table:table-cell table:style-name="Table2.A2" office:value-type="string">
            <text:p text:style-name="P19">0-255</text:p>
          </table:table-cell>
          <table:table-cell table:style-name="Table2.C2" office:value-type="string">
            <text:p text:style-name="P14"><text:span text:style-name="T7">Т</text:span>ок, при значениях меньше которого выдается предупреждение об <text:span text:style-name="T7">отказе</text:span> мотор<text:span text:style-name="T7">а.</text:span> <text:span text:style-name="T7">Единиыы - десятые ампера. 25.5А - максимум.</text:span></text:p>
          </table:table-cell>
        </table:table-row>
        <table:table-row>
          <table:table-cell table:style-name="Table2.A2" office:value-type="string">
            <text:p text:style-name="P14">VOFFSET</text:p>
          </table:table-cell>
          <table:table-cell table:style-name="Table2.A2" office:value-type="string">
            <text:p text:style-name="P18">-<text:span text:style-name="T10">16 - 15</text:span></text:p>
          </table:table-cell>
          <table:table-cell table:style-name="Table2.C2" office:value-type="string">
            <text:p text:style-name="P14"><text:span text:style-name="T10">К</text:span>алибровка позиции OSD по вертикали .</text:p>
          </table:table-cell>
        </table:table-row>
        <table:table-row>
          <table:table-cell table:style-name="Table2.A2" office:value-type="string">
            <text:p text:style-name="P14">HOFFSET</text:p>
          </table:table-cell>
          <table:table-cell table:style-name="Table2.A2" office:value-type="string">
            <text:p text:style-name="P18">-<text:span text:style-name="T10">32 - 31</text:span></text:p>
          </table:table-cell>
          <table:table-cell table:style-name="Table2.C2" office:value-type="string">
            <text:p text:style-name="P14"><text:span text:style-name="T10">К</text:span>алибровка позиции OSD по горизонтали.</text:p>
          </table:table-cell>
        </table:table-row>
        <table:table-row>
          <table:table-cell table:style-name="Table2.A2" office:value-type="string">
            <text:p text:style-name="P14">FONT_LOADER_ON</text:p>
          </table:table-cell>
          <table:table-cell table:style-name="Table2.A2" office:value-type="string">
            <text:p text:style-name="P20">0, 1</text:p>
          </table:table-cell>
          <table:table-cell table:style-name="Table2.C2" office:value-type="string">
            <text:p text:style-name="P14"><text:span text:style-name="T8">В</text:span>ключен ли загрузчик шрифта .</text:p>
            <text:p text:style-name="P15">0 - выключен </text:p>
            <text:p text:style-name="P15">1 - включен </text:p>
            <text:p text:style-name="P20">Отключение загрузчика шрифта требуется, если при инициализации OSD ошибочно входит в режим загрузки шрифта.</text:p>
          </table:table-cell>
        </table:table-row>
        <table:table-row>
          <table:table-cell table:style-name="Table2.A2" office:value-type="string">
            <text:p text:style-name="P14">MAV_BAUD</text:p>
          </table:table-cell>
          <table:table-cell table:style-name="Table2.A2" office:value-type="string">
            <text:p text:style-name="P20">57, 115</text:p>
          </table:table-cell>
          <table:table-cell table:style-name="Table2.C2" office:value-type="string">
            <text:p text:style-name="P14"><text:span text:style-name="T8">С</text:span>корость последовательного интерфейса MAVLink . <text:span text:style-name="T8">Соответствующая скорость должна быть настроена в автопилоте.</text:span></text:p>
            <text:p text:style-name="P20">57 - 57600</text:p>
            <text:p text:style-name="P20">115 - 115200</text:p>
          </table:table-cell>
        </table:table-row>
      </table:table>
      <text:p text:style-name="P14"/>
      <text:p text:style-name="Heading">Отображение предупреждений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9">по-русски</text:p>
          </table:table-cell>
          <table:table-cell table:style-name="Table3.A1" office:value-type="string">
            <text:p text:style-name="P29">по-английски</text:p>
          </table:table-cell>
          <table:table-cell table:style-name="Table3.C1" office:value-type="string">
            <text:p text:style-name="P29">описание</text:p>
          </table:table-cell>
        </table:table-row>
        <table:table-row>
          <table:table-cell table:style-name="Table3.A2" office:value-type="string">
            <text:p text:style-name="P29">НЕТ ДАННЫХ!</text:p>
          </table:table-cell>
          <table:table-cell table:style-name="Table3.A2" office:value-type="string">
            <text:p text:style-name="P29">No MAV data!</text:p>
          </table:table-cell>
          <table:table-cell table:style-name="Table3.C2" office:value-type="string">
            <text:p text:style-name="P29">Не поступает данных от автопилота.</text:p>
          </table:table-cell>
        </table:table-row>
        <table:table-row>
          <table:table-cell table:style-name="Table3.A2" office:value-type="string">
            <text:p text:style-name="P29">НЕТ ПОЗИЦИИ!</text:p>
          </table:table-cell>
          <table:table-cell table:style-name="Table3.A2" office:value-type="string">
            <text:p text:style-name="P29">No GPS fix!</text:p>
          </table:table-cell>
          <table:table-cell table:style-name="Table3.C2" office:value-type="string">
            <text:p text:style-name="P29">Нет актуальных координат от спутниковой системы позиционирования.</text:p>
          </table:table-cell>
        </table:table-row>
        <table:table-row>
          <table:table-cell table:style-name="Table3.A2" office:value-type="string">
            <text:p text:style-name="P29">СКОР.МАЛА!</text:p>
          </table:table-cell>
          <table:table-cell table:style-name="Table3.A2" office:value-type="string">
            <text:p text:style-name="P29">Stall!</text:p>
          </table:table-cell>
          <table:table-cell table:style-name="Table3.C2" office:value-type="string">
            <text:p text:style-name="P30">Приборная скорость ниже порога, заданного параметром stall.</text:p>
          </table:table-cell>
        </table:table-row>
        <table:table-row>
          <table:table-cell table:style-name="Table3.A2" office:value-type="string">
            <text:p text:style-name="P29">НИЗК.ЗАРЯД!</text:p>
          </table:table-cell>
          <table:table-cell table:style-name="Table3.A2" office:value-type="string">
            <text:p text:style-name="P29">Battery Low!</text:p>
          </table:table-cell>
          <table:table-cell table:style-name="Table3.C2" office:value-type="string">
            <text:p text:style-name="P30">Напряжение аккумулятора ниже battv или остаток заряда меньше BATT_WARN. Остаток заряда определяется <text:soft-page-break/>автопилотом.</text:p>
          </table:table-cell>
        </table:table-row>
        <table:table-row>
          <table:table-cell table:style-name="Table3.A2" office:value-type="string">
            <text:p text:style-name="P29">ПЛОХ.СИГНАЛ!</text:p>
          </table:table-cell>
          <table:table-cell table:style-name="Table3.A2" office:value-type="string">
            <text:p text:style-name="P29">Low RSSI</text:p>
          </table:table-cell>
          <table:table-cell table:style-name="Table3.C2" office:value-type="string">
            <text:p text:style-name="P30">Плохой радиосигнал - значение меньше порога RSSI_WARN.</text:p>
          </table:table-cell>
        </table:table-row>
        <table:table-row>
          <table:table-cell table:style-name="Table3.A2" office:value-type="string">
            <text:p text:style-name="P29">МОТОР ОТКЛ.!</text:p>
          </table:table-cell>
          <table:table-cell table:style-name="Table3.A2" office:value-type="string">
            <text:p text:style-name="P29">Motor off!</text:p>
          </table:table-cell>
          <table:table-cell table:style-name="Table3.C2" office:value-type="string">
            <text:p text:style-name="P30">Отказ мотора. Предупреждение выдается, если газ (в процентах) выше порога MOTOR_WARN_THR, при этом ток потребления не растет - остается ниже MOTOR_WARN_CUR</text:p>
          </table:table-cell>
        </table:table-row>
        <table:table-row>
          <table:table-cell table:style-name="Table3.A2" office:value-type="string">
            <text:p text:style-name="P29">ПРЕВ.СКОРОСТ</text:p>
          </table:table-cell>
          <table:table-cell table:style-name="Table3.A2" office:value-type="string">
            <text:p text:style-name="P29">Overspeed!</text:p>
          </table:table-cell>
          <table:table-cell table:style-name="Table3.C2" office:value-type="string">
            <text:p text:style-name="P30">Приборная скорость выше порога, заданного параметром overspeed.</text:p>
          </table:table-cell>
        </table:table-row>
      </table:table>
      <text:p text:style-name="Heading"/>
      <text:p text:style-name="Heading">Отображение режимов автопилота/режимов стабилизации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9">по-русски</text:p>
          </table:table-cell>
          <table:table-cell table:style-name="Table4.A1" office:value-type="string">
            <text:p text:style-name="P29">по-английски</text:p>
          </table:table-cell>
          <table:table-cell table:style-name="Table4.C1" office:value-type="string">
            <text:p text:style-name="P29">описание</text:p>
          </table:table-cell>
        </table:table-row>
        <table:table-row>
          <table:table-cell table:style-name="Table4.A2" office:value-type="string">
            <text:p text:style-name="P31">РУЧН</text:p>
          </table:table-cell>
          <table:table-cell table:style-name="Table4.A2" office:value-type="string">
            <text:p text:style-name="P31">MANU</text:p>
          </table:table-cell>
          <table:table-cell table:style-name="Table4.C2" office:value-type="string">
            <text:p text:style-name="P31"><text:span text:style-name="T16">M</text:span>anual - полет без стабилизации.</text:p>
          </table:table-cell>
        </table:table-row>
        <table:table-row>
          <table:table-cell table:style-name="Table4.A2" office:value-type="string">
            <text:p text:style-name="P31">СТАБ</text:p>
          </table:table-cell>
          <table:table-cell table:style-name="Table4.A2" office:value-type="string">
            <text:p text:style-name="P31">STAB</text:p>
          </table:table-cell>
          <table:table-cell table:style-name="Table4.C2" office:value-type="string">
            <text:p text:style-name="P31">stabilize - стабилизация при нейтральном положении стиков. Чем больше воздействие по каналам крена и тангажа, тем меньше вмешивается ArduPilot.</text:p>
          </table:table-cell>
        </table:table-row>
        <table:table-row>
          <table:table-cell table:style-name="Table4.A2" office:value-type="string">
            <text:p text:style-name="P31">КРУГ</text:p>
          </table:table-cell>
          <table:table-cell table:style-name="Table4.A2" office:value-type="string">
            <text:p text:style-name="P31">CIRC</text:p>
          </table:table-cell>
          <table:table-cell table:style-name="Table4.C2" office:value-type="string">
            <text:p text:style-name="P32">Circle - полет по кругу без привязки к земле.</text:p>
          </table:table-cell>
        </table:table-row>
        <table:table-row>
          <table:table-cell table:style-name="Table4.A2" office:value-type="string">
            <text:p text:style-name="P33">ОБУЧ</text:p>
          </table:table-cell>
          <table:table-cell table:style-name="Table4.A2" office:value-type="string">
            <text:p text:style-name="P31">TRAI</text:p>
          </table:table-cell>
          <table:table-cell table:style-name="Table4.C2" office:value-type="string">
            <text:p text:style-name="P32">Training - режим обучения.</text:p>
          </table:table-cell>
        </table:table-row>
        <table:table-row>
          <table:table-cell table:style-name="Table4.A2" office:value-type="string">
            <text:p text:style-name="P31">АКРО</text:p>
          </table:table-cell>
          <table:table-cell table:style-name="Table4.A2" office:value-type="string">
            <text:p text:style-name="P31">ACRO</text:p>
          </table:table-cell>
          <table:table-cell table:style-name="Table4.C2" office:value-type="string">
            <text:p text:style-name="P32">Acro<text:span text:style-name="T19">batic</text:span> - пилотаж со включенной стабилизацией.</text:p>
          </table:table-cell>
        </table:table-row>
        <table:table-row>
          <table:table-cell table:style-name="Table4.A2" office:value-type="string">
            <text:p text:style-name="P31">УГЛЫ</text:p>
          </table:table-cell>
          <table:table-cell table:style-name="Table4.A2" office:value-type="string">
            <text:p text:style-name="P31">FBWA</text:p>
          </table:table-cell>
          <table:table-cell table:style-name="Table4.C2" office:value-type="string">
            <text:p text:style-name="P31">Fly-by-wire A - удержание углов крена и тангажа.</text:p>
          </table:table-cell>
        </table:table-row>
        <table:table-row>
          <table:table-cell table:style-name="Table4.A2" office:value-type="string">
            <text:p text:style-name="P31">ВЫС.</text:p>
          </table:table-cell>
          <table:table-cell table:style-name="Table4.A2" office:value-type="string">
            <text:p text:style-name="P31">FBWB</text:p>
          </table:table-cell>
          <table:table-cell table:style-name="Table4.C2" office:value-type="string">
            <text:p text:style-name="P31">Fly-by-wire B - удержание высоты.</text:p>
          </table:table-cell>
        </table:table-row>
        <table:table-row>
          <table:table-cell table:style-name="Table4.A2" office:value-type="string">
            <text:p text:style-name="P31">КУРС</text:p>
          </table:table-cell>
          <table:table-cell table:style-name="Table4.A2" office:value-type="string">
            <text:p text:style-name="P31">CRUZ</text:p>
          </table:table-cell>
          <table:table-cell table:style-name="Table4.C2" office:value-type="string">
            <text:p text:style-name="P31">Crui<text:span text:style-name="T15">s</text:span>e - удержание высоты и курса.</text:p>
          </table:table-cell>
        </table:table-row>
        <table:table-row>
          <table:table-cell table:style-name="Table4.A2" office:value-type="string">
            <text:p text:style-name="P31">НАСТ</text:p>
          </table:table-cell>
          <table:table-cell table:style-name="Table4.A2" office:value-type="string">
            <text:p text:style-name="P31">ATUN</text:p>
          </table:table-cell>
          <table:table-cell table:style-name="Table4.C2" office:value-type="string">
            <text:p text:style-name="P31">Auto<text:span text:style-name="T19">tune</text:span> - режим <text:span text:style-name="T19">автоматической настройки параметров стабилизации. По управлению аналогичен режиму</text:span> FWBA.</text:p>
          </table:table-cell>
        </table:table-row>
        <table:table-row>
          <table:table-cell table:style-name="Table4.A2" office:value-type="string">
            <text:p text:style-name="P31">ВОЗВ</text:p>
          </table:table-cell>
          <table:table-cell table:style-name="Table4.A2" office:value-type="string">
            <text:p text:style-name="P31">RETL</text:p>
          </table:table-cell>
          <table:table-cell table:style-name="Table4.C2" office:value-type="string">
            <text:p text:style-name="P31">Return to launch - возрат к месту старта.</text:p>
          </table:table-cell>
        </table:table-row>
        <table:table-row>
          <table:table-cell table:style-name="Table4.A2" office:value-type="string">
            <text:p text:style-name="P31">ТОЧК</text:p>
          </table:table-cell>
          <table:table-cell table:style-name="Table4.A2" office:value-type="string">
            <text:p text:style-name="P31">LOIT</text:p>
          </table:table-cell>
          <table:table-cell table:style-name="Table4.C2" office:value-type="string">
            <text:p text:style-name="P31">Loiter - кружить над точкой.</text:p>
          </table:table-cell>
        </table:table-row>
        <table:table-row>
          <table:table-cell table:style-name="Table4.A2" office:value-type="string">
            <text:p text:style-name="P33">МЕСТ</text:p>
          </table:table-cell>
          <table:table-cell table:style-name="Table4.A2" office:value-type="string">
            <text:p text:style-name="P31">GUID</text:p>
          </table:table-cell>
          <table:table-cell table:style-name="Table4.C2" office:value-type="string">
            <text:p text:style-name="P31">Guided - <text:span text:style-name="T19">полет к месту - заданным координатам.</text:span></text:p>
          </table:table-cell>
        </table:table-row>
        <table:table-row>
          <table:table-cell table:style-name="Table4.A2" office:value-type="string">
            <text:p text:style-name="P31">АВТО</text:p>
          </table:table-cell>
          <table:table-cell table:style-name="Table4.A2" office:value-type="string">
            <text:p text:style-name="P31">AUTO</text:p>
          </table:table-cell>
          <table:table-cell table:style-name="Table4.C2" office:value-type="string">
            <text:p text:style-name="P31">Auto - полет в автоматическом режиме по точкам.</text:p>
          </table:table-cell>
        </table:table-row>
        <table:table-row>
          <table:table-cell table:style-name="Table4.A2" office:value-type="string">
            <text:p text:style-name="P31">ПОДГ</text:p>
          </table:table-cell>
          <table:table-cell table:style-name="Table4.A2" office:value-type="string">
            <text:p text:style-name="P31">INIT</text:p>
          </table:table-cell>
          <table:table-cell table:style-name="Table4.C2" office:value-type="string">
            <text:p text:style-name="P31">Initialize - подготовка автопилота к работе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6:39:10.356139421</meta:creation-date>
    <dc:date>2016-01-03T00:13:41.780261656</dc:date>
    <meta:editing-duration>P2DT21H11M57S</meta:editing-duration>
    <meta:editing-cycles>35</meta:editing-cycles>
    <meta:generator>LibreOffice/4.2.5.2$Linux_X86_64 LibreOffice_project/420m0$Build-2</meta:generator>
    <meta:document-statistic meta:table-count="4" meta:image-count="0" meta:object-count="0" meta:page-count="8" meta:paragraph-count="288" meta:word-count="1475" meta:character-count="10870" meta:non-whitespace-character-count="9608"/>
  </office:meta>
</office:document-meta>
</file>